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14%" fo:padding="0in" fo:border="none"/>
    </style:style>
    <style:style style:name="P2" style:family="paragraph" style:parent-style-name="Standard" style:list-style-name="WWNum1">
      <style:paragraph-properties fo:margin-left="0.4165in" fo:margin-right="0in" fo:line-height="114%" fo:text-indent="-0.25in" style:auto-text-indent="false" fo:padding="0in" fo:border="none"/>
    </style:style>
    <style:style style:name="P3" style:family="paragraph" style:parent-style-name="Standard" style:list-style-name="WWNum18">
      <style:paragraph-properties fo:margin-left="0.4165in" fo:margin-right="0in" fo:line-height="114%" fo:text-indent="-0.25in" style:auto-text-indent="false" fo:padding="0in" fo:border="none"/>
    </style:style>
    <style:style style:name="P4" style:family="paragraph" style:parent-style-name="Standard" style:list-style-name="WWNum8">
      <style:paragraph-properties fo:margin-left="0.4165in" fo:margin-right="0in" fo:line-height="114%" fo:text-indent="-0.25in" style:auto-text-indent="false" fo:padding="0in" fo:border="none"/>
    </style:style>
    <style:style style:name="P5" style:family="paragraph" style:parent-style-name="Standard" style:list-style-name="WWNum12">
      <style:paragraph-properties fo:margin-left="0.4165in" fo:margin-right="0in" fo:line-height="114%" fo:text-indent="-0.25in" style:auto-text-indent="false" fo:padding="0in" fo:border="none"/>
    </style:style>
    <style:style style:name="P6" style:family="paragraph" style:parent-style-name="Standard" style:list-style-name="WWNum13">
      <style:paragraph-properties fo:margin-left="0.4165in" fo:margin-right="0in" fo:line-height="114%" fo:text-indent="-0.25in" style:auto-text-indent="false" fo:padding="0in" fo:border="none"/>
    </style:style>
    <style:style style:name="P7" style:family="paragraph" style:parent-style-name="Standard" style:list-style-name="WWNum16">
      <style:paragraph-properties fo:margin-left="0.4165in" fo:margin-right="0in" fo:line-height="114%" fo:text-indent="-0.25in" style:auto-text-indent="false" fo:padding="0in" fo:border="none"/>
    </style:style>
    <style:style style:name="P8" style:family="paragraph" style:parent-style-name="Standard" style:list-style-name="WWNum17">
      <style:paragraph-properties fo:margin-left="0.4165in" fo:margin-right="0in" fo:line-height="114%" fo:text-indent="-0.25in" style:auto-text-indent="false" fo:padding="0in" fo:border="none"/>
    </style:style>
    <style:style style:name="P9" style:family="paragraph" style:parent-style-name="Standard" style:list-style-name="WWNum19">
      <style:paragraph-properties fo:margin-left="0.4165in" fo:margin-right="0in" fo:line-height="114%" fo:text-indent="-0.25in" style:auto-text-indent="false" fo:padding="0in" fo:border="none"/>
    </style:style>
    <style:style style:name="P10" style:family="paragraph" style:parent-style-name="Standard" style:list-style-name="WWNum25">
      <style:paragraph-properties fo:margin-left="0.4165in" fo:margin-right="0in" fo:line-height="114%" fo:text-indent="-0.25in" style:auto-text-indent="false" fo:padding="0in" fo:border="none"/>
    </style:style>
    <style:style style:name="P11" style:family="paragraph" style:parent-style-name="Standard" style:list-style-name="WWNum26">
      <style:paragraph-properties fo:margin-left="0.8335in" fo:margin-right="0in" fo:line-height="114%" fo:text-indent="-0.25in" style:auto-text-indent="false" fo:padding="0in" fo:border="none"/>
    </style:style>
    <style:style style:name="P12" style:family="paragraph" style:parent-style-name="Standard" style:list-style-name="WWNum27">
      <style:paragraph-properties fo:margin-left="0.8335in" fo:margin-right="0in" fo:line-height="114%" fo:text-indent="-0.25in" style:auto-text-indent="false" fo:padding="0in" fo:border="none"/>
    </style:style>
    <style:style style:name="P13" style:family="paragraph" style:parent-style-name="Standard" style:list-style-name="WWNum28">
      <style:paragraph-properties fo:margin-left="0.8335in" fo:margin-right="0in" fo:line-height="114%" fo:text-indent="-0.25in" style:auto-text-indent="false" fo:padding="0in" fo:border="none"/>
    </style:style>
    <style:style style:name="P14" style:family="paragraph" style:parent-style-name="Standard" style:list-style-name="WWNum30">
      <style:paragraph-properties fo:margin-left="0.8335in" fo:margin-right="0in" fo:line-height="114%" fo:text-indent="-0.25in" style:auto-text-indent="false" fo:padding="0in" fo:border="none"/>
    </style:style>
    <style:style style:name="P15" style:family="paragraph" style:parent-style-name="Standard" style:list-style-name="WWNum32">
      <style:paragraph-properties fo:margin-left="0.8335in" fo:margin-right="0in" fo:line-height="114%" fo:text-indent="-0.25in" style:auto-text-indent="false" fo:padding="0in" fo:border="none"/>
    </style:style>
    <style:style style:name="P16" style:family="paragraph" style:parent-style-name="Standard" style:list-style-name="WWNum5">
      <style:paragraph-properties fo:margin-left="0.8335in" fo:margin-right="0in" fo:line-height="114%" fo:text-indent="-0.25in" style:auto-text-indent="false" fo:padding="0in" fo:border="none"/>
    </style:style>
    <style:style style:name="P17" style:family="paragraph" style:parent-style-name="Standard" style:list-style-name="WWNum9">
      <style:paragraph-properties fo:margin-left="0.8335in" fo:margin-right="0in" fo:line-height="114%" fo:text-indent="-0.25in" style:auto-text-indent="false" fo:padding="0in" fo:border="none"/>
    </style:style>
    <style:style style:name="P18" style:family="paragraph" style:parent-style-name="Standard" style:list-style-name="WWNum10">
      <style:paragraph-properties fo:margin-left="0.8335in" fo:margin-right="0in" fo:line-height="114%" fo:text-indent="-0.25in" style:auto-text-indent="false" fo:padding="0in" fo:border="none"/>
    </style:style>
    <style:style style:name="P19" style:family="paragraph" style:parent-style-name="Standard" style:list-style-name="WWNum11">
      <style:paragraph-properties fo:margin-left="0.8335in" fo:margin-right="0in" fo:line-height="114%" fo:text-indent="-0.25in" style:auto-text-indent="false" fo:padding="0in" fo:border="none"/>
    </style:style>
    <style:style style:name="P20" style:family="paragraph" style:parent-style-name="Standard" style:list-style-name="WWNum14">
      <style:paragraph-properties fo:margin-left="0.8335in" fo:margin-right="0in" fo:line-height="114%" fo:text-indent="-0.25in" style:auto-text-indent="false" fo:padding="0in" fo:border="none"/>
    </style:style>
    <style:style style:name="P21" style:family="paragraph" style:parent-style-name="Standard" style:list-style-name="WWNum15">
      <style:paragraph-properties fo:margin-left="0.8335in" fo:margin-right="0in" fo:line-height="114%" fo:text-indent="-0.25in" style:auto-text-indent="false" fo:padding="0in" fo:border="none"/>
    </style:style>
    <style:style style:name="P22" style:family="paragraph" style:parent-style-name="Standard" style:list-style-name="WWNum20">
      <style:paragraph-properties fo:margin-left="0.8335in" fo:margin-right="0in" fo:line-height="114%" fo:text-indent="-0.25in" style:auto-text-indent="false" fo:padding="0in" fo:border="none"/>
    </style:style>
    <style:style style:name="P23" style:family="paragraph" style:parent-style-name="Standard" style:list-style-name="WWNum21">
      <style:paragraph-properties fo:margin-left="0.8335in" fo:margin-right="0in" fo:line-height="114%" fo:text-indent="-0.25in" style:auto-text-indent="false" fo:padding="0in" fo:border="none"/>
    </style:style>
    <style:style style:name="P24" style:family="paragraph" style:parent-style-name="Standard" style:list-style-name="WWNum22">
      <style:paragraph-properties fo:margin-left="0.8335in" fo:margin-right="0in" fo:line-height="114%" fo:text-indent="-0.25in" style:auto-text-indent="false" fo:padding="0in" fo:border="none"/>
    </style:style>
    <style:style style:name="P25" style:family="paragraph" style:parent-style-name="Standard" style:list-style-name="WWNum23">
      <style:paragraph-properties fo:margin-left="0.8335in" fo:margin-right="0in" fo:line-height="114%" fo:text-indent="-0.25in" style:auto-text-indent="false" fo:padding="0in" fo:border="none"/>
    </style:style>
    <style:style style:name="P26" style:family="paragraph" style:parent-style-name="Standard" style:list-style-name="WWNum24">
      <style:paragraph-properties fo:margin-left="0.8335in" fo:margin-right="0in" fo:line-height="114%" fo:text-indent="-0.25in" style:auto-text-indent="false" fo:padding="0in" fo:border="none"/>
    </style:style>
    <style:style style:name="P27" style:family="paragraph" style:parent-style-name="Standard" style:list-style-name="WWNum29">
      <style:paragraph-properties fo:margin-left="1.25in" fo:margin-right="0in" fo:line-height="114%" fo:text-indent="-0.25in" style:auto-text-indent="false" fo:padding="0in" fo:border="none"/>
    </style:style>
    <style:style style:name="P28" style:family="paragraph" style:parent-style-name="Standard" style:list-style-name="WWNum31">
      <style:paragraph-properties fo:margin-left="1.25in" fo:margin-right="0in" fo:line-height="114%" fo:text-indent="-0.25in" style:auto-text-indent="false" fo:padding="0in" fo:border="none"/>
    </style:style>
    <style:style style:name="P29" style:family="paragraph" style:parent-style-name="Standard" style:list-style-name="WWNum33">
      <style:paragraph-properties fo:margin-left="1.25in" fo:margin-right="0in" fo:line-height="114%" fo:text-indent="-0.25in" style:auto-text-indent="false" fo:padding="0in" fo:border="none"/>
    </style:style>
    <style:style style:name="P30" style:family="paragraph" style:parent-style-name="Standard" style:list-style-name="WWNum34">
      <style:paragraph-properties fo:margin-left="1.25in" fo:margin-right="0in" fo:line-height="114%" fo:text-indent="-0.25in" style:auto-text-indent="false" fo:padding="0in" fo:border="none"/>
    </style:style>
    <style:style style:name="P31" style:family="paragraph" style:parent-style-name="Standard" style:list-style-name="WWNum35">
      <style:paragraph-properties fo:margin-left="1.25in" fo:margin-right="0in" fo:line-height="114%" fo:text-indent="-0.25in" style:auto-text-indent="false" fo:padding="0in" fo:border="none"/>
    </style:style>
    <style:style style:name="P32" style:family="paragraph" style:parent-style-name="Standard" style:list-style-name="WWNum36">
      <style:paragraph-properties fo:margin-left="1.25in" fo:margin-right="0in" fo:line-height="114%" fo:text-indent="-0.25in" style:auto-text-indent="false" fo:padding="0in" fo:border="none"/>
    </style:style>
    <style:style style:name="P33" style:family="paragraph" style:parent-style-name="Standard" style:list-style-name="WWNum37">
      <style:paragraph-properties fo:margin-left="1.25in" fo:margin-right="0in" fo:line-height="114%" fo:text-indent="-0.25in" style:auto-text-indent="false" fo:padding="0in" fo:border="none"/>
    </style:style>
    <style:style style:name="P34" style:family="paragraph" style:parent-style-name="Standard" style:list-style-name="WWNum2">
      <style:paragraph-properties fo:margin-left="1.25in" fo:margin-right="0in" fo:line-height="114%" fo:text-indent="-0.25in" style:auto-text-indent="false" fo:padding="0in" fo:border="none"/>
    </style:style>
    <style:style style:name="P35" style:family="paragraph" style:parent-style-name="Standard" style:list-style-name="WWNum3">
      <style:paragraph-properties fo:margin-left="1.25in" fo:margin-right="0in" fo:line-height="114%" fo:text-indent="-0.25in" style:auto-text-indent="false" fo:padding="0in" fo:border="none"/>
    </style:style>
    <style:style style:name="P36" style:family="paragraph" style:parent-style-name="Standard" style:list-style-name="WWNum4">
      <style:paragraph-properties fo:margin-left="1.25in" fo:margin-right="0in" fo:line-height="114%" fo:text-indent="-0.25in" style:auto-text-indent="false" fo:padding="0in" fo:border="none"/>
    </style:style>
    <style:style style:name="P37" style:family="paragraph" style:parent-style-name="Standard" style:list-style-name="WWNum6">
      <style:paragraph-properties fo:margin-left="1.25in" fo:margin-right="0in" fo:line-height="114%" fo:text-indent="-0.25in" style:auto-text-indent="false" fo:padding="0in" fo:border="none"/>
    </style:style>
    <style:style style:name="P38" style:family="paragraph" style:parent-style-name="Standard" style:list-style-name="WWNum38">
      <style:paragraph-properties fo:margin-left="1.6665in" fo:margin-right="0in" fo:line-height="114%" fo:text-indent="-0.25in" style:auto-text-indent="false" fo:padding="0in" fo:border="none"/>
    </style:style>
    <style:style style:name="P39" style:family="paragraph" style:parent-style-name="Standard" style:list-style-name="WWNum7">
      <style:paragraph-properties fo:margin-left="1.6665in" fo:margin-right="0in" fo:line-height="114%" fo:text-indent="-0.25in" style:auto-text-indent="false" fo:padding="0in" fo:border="none"/>
    </style:style>
    <style:style style:name="P40" style:family="paragraph" style:parent-style-name="Heading_20_1" style:master-page-name="Standard">
      <style:paragraph-properties fo:margin-top="0in" fo:margin-bottom="0.1665in" loext:contextual-spacing="false" fo:line-height="114%" style:page-number="1" fo:padding="0in" fo:border="none"/>
    </style:style>
    <style:style style:name="P41" style:family="paragraph" style:parent-style-name="Heading_20_3">
      <style:paragraph-properties fo:margin-top="0in" fo:margin-bottom="0.1665in" loext:contextual-spacing="false" fo:line-height="114%" fo:padding="0in" fo:border="none"/>
    </style:style>
    <style:style style:name="P42" style:family="paragraph" style:parent-style-name="Heading_20_2">
      <style:paragraph-properties fo:margin-top="0in" fo:margin-bottom="0.1563in" loext:contextual-spacing="false" fo:line-height="114%" fo:padding="0in" fo:border="none"/>
    </style:style>
    <style:style style:name="T1" style:family="text">
      <style:text-properties style:font-name="Google Sans" style:font-name-asian="Google Sans1" style:font-name-complex="Google Sans1"/>
    </style:style>
    <style:style style:name="T2" style:family="text">
      <style:text-properties style:font-name="Google Sans Text" style:font-name-asian="Google Sans Text1" style:font-name-complex="Google Sans Text1"/>
    </style:style>
    <style:style style:name="T3" style:family="text">
      <style:text-properties style:font-name="Google Sans Text" fo:font-weight="bold" style:font-name-asian="Google Sans Text1" style:font-weight-asian="bold" style:font-name-complex="Google Sans Text1"/>
    </style:style>
    <style:style style:name="T4" style:family="text">
      <style:text-properties style:font-name="Google Sans Text" fo:font-style="italic" style:font-name-asian="Google Sans Text1" style:font-style-asian="italic" style:font-name-complex="Google Sans Text1"/>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1">Sentinel-2 Image Processor Documentation</text:span></text:p>
      <text:p text:style-name="P1"><text:span text:style-name="T2">This document provides a comprehensive overview of the Sentinel-2 Image Processor, a C++ application designed for processing Sentinel-2 satellite imagery. The processor supports various image operations (like NDVI calculation) through a modular, plugin-based architecture, allowing for easy extension without recompiling the core application.</text:span></text:p>
      <text:p text:style-name="P42"><text:span text:style-name="T1">1. Project Overview</text:span></text:p>
      <text:p text:style-name="P1"><text:span text:style-name="T2">The S2 Image Processor is built to handle Sentinel-2 Level-2A products, typically distributed as .zip archives containing multiple .jp2 (JPEG 2000) band files and metadata. Key features include:</text:span></text:p>
      <text:list xml:id="list3092302626" text:style-name="WWNum1">
        <text:list-item>
          <text:p text:style-name="P2"><text:span text:style-name="T3">Zip Extraction:</text:span><text:span text:style-name="T2"> Automatically extracts Sentinel-2 .SAFE.zip archives into a temporary directory.</text:span></text:p>
        </text:list-item>
        <text:list-item>
          <text:p text:style-name="P2"><text:span text:style-name="T3">Band Discovery:</text:span><text:span text:style-name="T2"> Identifies and maps available spectral bands within the extracted product, prioritizing higher-resolution bands (10m &gt; 20m &gt; 60m).</text:span></text:p>
        </text:list-item>
        <text:list-item>
          <text:p text:style-name="P2"><text:span text:style-name="T3">Modular Operations:</text:span><text:span text:style-name="T2"> Supports various image processing operations (e.g., NDVI, band arithmetic, filtering) implemented as dynamically loaded plugins.</text:span></text:p>
        </text:list-item>
        <text:list-item>
          <text:p text:style-name="P2"><text:span text:style-name="T3">GDAL Integration:</text:span><text:span text:style-name="T2"> Leverages the GDAL library for robust raster data handling, including reading, writing, and georeferencing.</text:span></text:p>
        </text:list-item>
      </text:list>
      <text:p text:style-name="P42"><text:span text:style-name="T1">2. Project Structure</text:span></text:p>
      <text:p text:style-name="P1"><text:span text:style-name="T2">The project is organized into several files, demonstrating a clean separation of concerns for the core application and its extensible plugins.</text:span></text:p>
      <text:p text:style-name="P1"><text:span text:style-name="T2">.<text:line-break/>├── s2_processor.cpp <text:s text:c="11"/># Main application source file<text:line-break/>├── IOperation.h <text:s text:c="15"/># Interface for all image processing operations<text:line-break/>├── OperationFactory.h <text:s text:c="9"/># Helper for dynamic loading function pointers<text:line-break/>├── NdviOperation.h <text:s text:c="12"/># Header for the NDVI operation plugin<text:line-break/>├── NdviOperation.cpp <text:s text:c="10"/># Source for the NDVI operation plugin<text:line-break/>└── plugins/ <text:s text:c="19"/># Directory for compiled shared library plugins (.so files)<text:line-break/> <text:s text:c="3"/>└── libndvi_op.so <text:s text:c="10"/># Example compiled NDVI plugin<text:line-break/></text:span></text:p>
      <text:p text:style-name="P42"><text:span text:style-name="T1">3. Core Components</text:span></text:p>
      <text:p text:style-name="P41"><text:span text:style-name="T1">3.1. s2_processor.cpp</text:span></text:p>
      <text:p text:style-name="P1"><text:span text:style-name="T2">This is the heart of the application, responsible for command-line parsing, orchestrating the processing pipeline, and managing dynamically loaded plugins.</text:span></text:p>
      <text:p text:style-name="P1"><text:span text:style-name="T3">Key Classes &amp; Functions:</text:span></text:p>
      <text:list xml:id="list2313128163" text:style-name="WWNum18">
        <text:list-item>
          <text:p text:style-name="P3"><text:span text:style-name="T3">GDALErrorHandler(CPLErr eErrClass, int nErrNo, const char *pszMsg)</text:span><text:span text:style-name="T2">:</text:span></text:p>
        </text:list-item>
      </text:list>
      <text:list xml:id="list2412989621" text:style-name="WWNum26">
        <text:list-item>
          <text:list>
            <text:list-item>
              <text:p text:style-name="P11"><text:span text:style-name="T2">A global error handler for GDAL. It intercepts GDAL errors and prints them to stderr.</text:span></text:p>
            </text:list-item>
          </text:list>
        </text:list-item>
      </text:list>
      <text:list xml:id="list194716827351897" text:continue-list="list2313128163" text:style-name="WWNum18">
        <text:list-item>
          <text:p text:style-name="P3"><text:span text:style-name="T3">readBandToFloat(GDALRasterBand* poBand, int nXSize, int nYSize)</text:span><text:span text:style-name="T2">:</text:span></text:p>
        </text:list-item>
      </text:list>
      <text:list xml:id="list1148677141" text:style-name="WWNum27">
        <text:list-item>
          <text:list>
            <text:list-item>
              <text:p text:style-name="P12"><text:span text:style-name="T3">Purpose:</text:span><text:span text:style-name="T2"> Reads the pixel data from a GDAL raster band into a std::vector&lt;float&gt;.</text:span></text:p>
            </text:list-item>
            <text:list-item>
              <text:p text:style-name="P12"><text:span text:style-name="T3">Return:</text:span><text:span text:style-name="T2"> std::optional&lt;std::vector&lt;float&gt;&gt; containing the pixel data, or std::nullopt on failure.</text:span></text:p>
            </text:list-item>
          </text:list>
        </text:list-item>
      </text:list>
      <text:list xml:id="list194717912528703" text:continue-list="list194716827351897" text:style-name="WWNum18">
        <text:list-item>
          <text:p text:style-name="P3"><text:soft-page-break/><text:span text:style-name="T3">writeOutputTiff(const std::string&amp; outputPath, int nXSize, int nYSize, GDALDataset* poRefDS, const std::vector&lt;float&gt;&amp; outputData)</text:span><text:span text:style-name="T2">:</text:span></text:p>
        </text:list-item>
      </text:list>
      <text:list xml:id="list3150488431" text:style-name="WWNum28">
        <text:list-item>
          <text:list>
            <text:list-item>
              <text:p text:style-name="P13"><text:span text:style-name="T3">Purpose:</text:span><text:span text:style-name="T2"> Writes processed floating-point data to a new GeoTIFF file.</text:span></text:p>
            </text:list-item>
            <text:list-item>
              <text:p text:style-name="P13"><text:span text:style-name="T3">Functionality:</text:span></text:p>
            </text:list-item>
          </text:list>
        </text:list-item>
      </text:list>
      <text:list xml:id="list3965944990" text:style-name="WWNum29">
        <text:list-item>
          <text:list>
            <text:list-item>
              <text:list>
                <text:list-item>
                  <text:p text:style-name="P27"><text:span text:style-name="T2">Creates a new single-band TIFF dataset (GDT_Float32).</text:span></text:p>
                </text:list-item>
                <text:list-item>
                  <text:p text:style-name="P27"><text:span text:style-name="T2">Copies georeferencing (GeoTransform and Projection) from a reference GDAL dataset (poRefDS). This is crucial for the output TIFF to be spatially aware.</text:span></text:p>
                </text:list-item>
                <text:list-item>
                  <text:p text:style-name="P27"><text:span text:style-name="T2">Writes the outputData to the new TIFF band.</text:span></text:p>
                </text:list-item>
              </text:list>
            </text:list-item>
          </text:list>
        </text:list-item>
      </text:list>
      <text:list xml:id="list194717416774528" text:continue-list="list3150488431" text:style-name="WWNum28">
        <text:list-item>
          <text:list>
            <text:list-item>
              <text:p text:style-name="P13"><text:span text:style-name="T3">Return:</text:span><text:span text:style-name="T2"> true on success, false on failure.</text:span></text:p>
            </text:list-item>
          </text:list>
        </text:list-item>
      </text:list>
      <text:list xml:id="list194716203846479" text:continue-list="list194717912528703" text:style-name="WWNum18">
        <text:list-item>
          <text:p text:style-name="P3"><text:span text:style-name="T3">MinizipExtractor Class</text:span><text:span text:style-name="T2">:</text:span></text:p>
        </text:list-item>
      </text:list>
      <text:list xml:id="list3687182931" text:style-name="WWNum30">
        <text:list-item>
          <text:list>
            <text:list-item>
              <text:p text:style-name="P14"><text:span text:style-name="T3">Purpose:</text:span><text:span text:style-name="T2"> Handles the extraction of .zip archives.</text:span></text:p>
            </text:list-item>
            <text:list-item>
              <text:p text:style-name="P14"><text:span text:style-name="T3">createTempDir()</text:span><text:span text:style-name="T2">: Creates a unique temporary directory for extraction.</text:span></text:p>
            </text:list-item>
            <text:list-item>
              <text:p text:style-name="P14"><text:span text:style-name="T3">extract(const std::string&amp; zipFilePath, const std::string&amp; destDirPath)</text:span><text:span text:style-name="T2">:</text:span></text:p>
            </text:list-item>
          </text:list>
        </text:list-item>
      </text:list>
      <text:list xml:id="list1939250332" text:style-name="WWNum31">
        <text:list-item>
          <text:list>
            <text:list-item>
              <text:list>
                <text:list-item>
                  <text:p text:style-name="P28"><text:span text:style-name="T2">Opens the specified zip file using minizip.</text:span></text:p>
                </text:list-item>
                <text:list-item>
                  <text:p text:style-name="P28"><text:span text:style-name="T2">Iterates through each entry in the zip archive.</text:span></text:p>
                </text:list-item>
                <text:list-item>
                  <text:p text:style-name="P28"><text:span text:style-name="T2">Creates necessary directories and extracts files to destDirPath.</text:span></text:p>
                </text:list-item>
                <text:list-item>
                  <text:p text:style-name="P28"><text:span text:style-name="T2">Identifies and returns the path to the root .SAFE directory (e.g., .../S2A_MSIL2A_...SAFE).</text:span></text:p>
                </text:list-item>
                <text:list-item>
                  <text:p text:style-name="P28"><text:span text:style-name="T3">Note:</text:span><text:span text:style-name="T2"> This is the actual minizip implementation, replacing the previous placeholder.</text:span></text:p>
                </text:list-item>
              </text:list>
            </text:list-item>
          </text:list>
        </text:list-item>
      </text:list>
      <text:list xml:id="list194716022695888" text:continue-list="list194716203846479" text:style-name="WWNum18">
        <text:list-item>
          <text:p text:style-name="P3"><text:span text:style-name="T3">S2Processor Class</text:span><text:span text:style-name="T2">:</text:span></text:p>
        </text:list-item>
      </text:list>
      <text:list xml:id="list3657558409" text:style-name="WWNum32">
        <text:list-item>
          <text:list>
            <text:list-item>
              <text:p text:style-name="P15"><text:span text:style-name="T3">Constructor (S2Processor()):</text:span><text:span text:style-name="T2"> Initializes GDAL and sets the custom error handler.</text:span></text:p>
            </text:list-item>
            <text:list-item>
              <text:p text:style-name="P15"><text:span text:style-name="T3">Destructor (~S2Processor()):</text:span><text:span text:style-name="T2"> Cleans up GDAL resources.</text:span></text:p>
            </text:list-item>
            <text:list-item>
              <text:p text:style-name="P15"><text:span text:style-name="T3">registerOperation(std::unique_ptr&lt;IOperation&gt; operation)</text:span><text:span text:style-name="T2">:</text:span></text:p>
            </text:list-item>
          </text:list>
        </text:list-item>
      </text:list>
      <text:list xml:id="list1336578520" text:style-name="WWNum33">
        <text:list-item>
          <text:list>
            <text:list-item>
              <text:list>
                <text:list-item>
                  <text:p text:style-name="P29"><text:span text:style-name="T3">Purpose:</text:span><text:span text:style-name="T2"> Registers an image processing operation with the processor.</text:span></text:p>
                </text:list-item>
                <text:list-item>
                  <text:p text:style-name="P29"><text:soft-page-break/><text:span text:style-name="T2">Takes a std::unique_ptr to an IOperation object, taking ownership. The operation's name (converted to uppercase) is used as the key.</text:span></text:p>
                </text:list-item>
              </text:list>
            </text:list-item>
          </text:list>
        </text:list-item>
      </text:list>
      <text:list xml:id="list194717743724403" text:continue-list="list3657558409" text:style-name="WWNum32">
        <text:list-item>
          <text:list>
            <text:list-item>
              <text:p text:style-name="P15"><text:span text:style-name="T3">isOperationRegistered(const std::string&amp; name) const</text:span><text:span text:style-name="T2">:</text:span></text:p>
            </text:list-item>
          </text:list>
        </text:list-item>
      </text:list>
      <text:list xml:id="list2100456662" text:style-name="WWNum34">
        <text:list-item>
          <text:list>
            <text:list-item>
              <text:list>
                <text:list-item>
                  <text:p text:style-name="P30"><text:span text:style-name="T3">Purpose:</text:span><text:span text:style-name="T2"> Checks if an operation with the given name is already registered.</text:span></text:p>
                </text:list-item>
                <text:list-item>
                  <text:p text:style-name="P30"><text:span text:style-name="T2">Provides a safe, public way to query the internal operations_ map.</text:span></text:p>
                </text:list-item>
              </text:list>
            </text:list-item>
          </text:list>
        </text:list-item>
      </text:list>
      <text:list xml:id="list194717143292603" text:continue-list="list194717743724403" text:style-name="WWNum32">
        <text:list-item>
          <text:list>
            <text:list-item>
              <text:p text:style-name="P15"><text:span text:style-name="T3">addPluginHandle(const std::string&amp; opName, void* handle)</text:span><text:span text:style-name="T2">:</text:span></text:p>
            </text:list-item>
          </text:list>
        </text:list-item>
      </text:list>
      <text:list xml:id="list3230639414" text:style-name="WWNum35">
        <text:list-item>
          <text:list>
            <text:list-item>
              <text:list>
                <text:list-item>
                  <text:p text:style-name="P31"><text:span text:style-name="T3">Purpose:</text:span><text:span text:style-name="T2"> Stores the dlopen handle associated with a dynamically loaded plugin.</text:span></text:p>
                </text:list-item>
                <text:list-item>
                  <text:p text:style-name="P31"><text:span text:style-name="T2">This is essential for dlclose() later to properly unload the shared library.</text:span></text:p>
                </text:list-item>
              </text:list>
            </text:list-item>
          </text:list>
        </text:list-item>
      </text:list>
      <text:list xml:id="list194716415191856" text:continue-list="list194717143292603" text:style-name="WWNum32">
        <text:list-item>
          <text:list>
            <text:list-item>
              <text:p text:style-name="P15"><text:span text:style-name="T3">getPluginHandles() const</text:span><text:span text:style-name="T2">:</text:span></text:p>
            </text:list-item>
          </text:list>
        </text:list-item>
      </text:list>
      <text:list xml:id="list4233946648" text:style-name="WWNum36">
        <text:list-item>
          <text:list>
            <text:list-item>
              <text:list>
                <text:list-item>
                  <text:p text:style-name="P32"><text:span text:style-name="T3">Purpose:</text:span><text:span text:style-name="T2"> Returns a constant reference to the map of plugin handles.</text:span></text:p>
                </text:list-item>
                <text:list-item>
                  <text:p text:style-name="P32"><text:span text:style-name="T2">Used by main to iterate and close loaded plugins.</text:span></text:p>
                </text:list-item>
              </text:list>
            </text:list-item>
          </text:list>
        </text:list-item>
      </text:list>
      <text:list xml:id="list194716266275660" text:continue-list="list194716415191856" text:style-name="WWNum32">
        <text:list-item>
          <text:list>
            <text:list-item>
              <text:p text:style-name="P15"><text:span text:style-name="T3">process(const std::string&amp; zipFilePath, const std::string&amp; outputTiffPath, const std::string&amp; operationName, const std::vector&lt;std::string&gt;&amp; operationArgs)</text:span><text:span text:style-name="T2">:</text:span></text:p>
            </text:list-item>
          </text:list>
        </text:list-item>
      </text:list>
      <text:list xml:id="list2182225500" text:style-name="WWNum37">
        <text:list-item>
          <text:list>
            <text:list-item>
              <text:list>
                <text:list-item>
                  <text:p text:style-name="P33"><text:span text:style-name="T3">Purpose:</text:span><text:span text:style-name="T2"> The main pipeline execution method.</text:span></text:p>
                </text:list-item>
                <text:list-item>
                  <text:p text:style-name="P33"><text:span text:style-name="T3">Steps:</text:span></text:p>
                </text:list-item>
              </text:list>
            </text:list-item>
          </text:list>
        </text:list-item>
      </text:list>
      <text:list xml:id="list3012534837" text:style-name="WWNum38">
        <text:list-item>
          <text:list>
            <text:list-item>
              <text:list>
                <text:list-item>
                  <text:list>
                    <text:list-item>
                      <text:p text:style-name="P38"><text:span text:style-name="T3">Extract Zip:</text:span><text:span text:style-name="T2"> Calls MinizipExtractor::extract to decompress the input zip.</text:span></text:p>
                    </text:list-item>
                    <text:list-item>
                      <text:p text:style-name="P38"><text:span text:style-name="T3">Discover Bands:</text:span><text:span text:style-name="T2"> Calls findBandFiles to locate all .jp2 or .tif band files within the extracted Sentinel-2 product structure. It prioritizes 10m resolution bands over 20m and 60m.</text:span></text:p>
                    </text:list-item>
                    <text:list-item>
                      <text:p text:style-name="P38"><text:span text:style-name="T3">Print Band Details:</text:span><text:span text:style-name="T2"> Calls printBandDetails to display information about the discovered bands (dimensions, data type, CRS, geotransform).</text:span></text:p>
                    </text:list-item>
                    <text:list-item>
                      <text:p text:style-name="P38"><text:span text:style-name="T3">Execute Operation:</text:span><text:span text:style-name="T2"> Looks up the requested operationName in its operations_ map. If found, it calls the execute method on the corresponding IOperation object.</text:span></text:p>
                    </text:list-item>
                  </text:list>
                </text:list-item>
              </text:list>
            </text:list-item>
          </text:list>
        </text:list-item>
      </text:list>
      <text:list xml:id="list194717548052184" text:continue-list="list194716266275660" text:style-name="WWNum32">
        <text:list-item>
          <text:list>
            <text:list-item>
              <text:p text:style-name="P15"><text:span text:style-name="T3">private Members:</text:span></text:p>
            </text:list-item>
          </text:list>
        </text:list-item>
      </text:list>
      <text:list xml:id="list470634647" text:style-name="WWNum2">
        <text:list-item>
          <text:list>
            <text:list-item>
              <text:list>
                <text:list-item>
                  <text:p text:style-name="P34"><text:span text:style-name="T2">std::map&lt;std::string, std::string&gt; bandPaths_: Stores the mapping of band names (e.g., "B04", "B08") to their full file paths.</text:span></text:p>
                </text:list-item>
                <text:list-item>
                  <text:p text:style-name="P34"><text:span text:style-name="T2">std::map&lt;std::string, std::unique_ptr&lt;IOperation&gt;&gt; operations_: Stores the registered operations.</text:span></text:p>
                </text:list-item>
                <text:list-item>
                  <text:p text:style-name="P34"><text:span text:style-name="T2">std::map&lt;std::string, void*&gt; pluginHandles_: Stores the void* handles returned by dlopen() for each loaded plugin, keyed by operation name.</text:span></text:p>
                </text:list-item>
              </text:list>
            </text:list-item>
          </text:list>
        </text:list-item>
      </text:list>
      <text:list xml:id="list194716078951502" text:continue-list="list194717548052184" text:style-name="WWNum32">
        <text:list-item>
          <text:list>
            <text:list-item>
              <text:p text:style-name="P15"><text:soft-page-break/><text:span text:style-name="T3">findBandFiles(const std::string&amp; extractedDirPath)</text:span><text:span text:style-name="T2">:</text:span></text:p>
            </text:list-item>
          </text:list>
        </text:list-item>
      </text:list>
      <text:list xml:id="list3967491639" text:style-name="WWNum3">
        <text:list-item>
          <text:list>
            <text:list-item>
              <text:list>
                <text:list-item>
                  <text:p text:style-name="P35"><text:span text:style-name="T3">Purpose:</text:span><text:span text:style-name="T2"> Recursively searches the extractedDirPath for Sentinel-2 band files.</text:span></text:p>
                </text:list-item>
                <text:list-item>
                  <text:p text:style-name="P35"><text:span text:style-name="T3">Logic:</text:span><text:span text:style-name="T2"> Identifies files ending with .jp2 or .tif that contain IMG_DATA in their path and a _B prefix in their filename (e.g., _B04_, _B8A_).</text:span></text:p>
                </text:list-item>
                <text:list-item>
                  <text:p text:style-name="P35"><text:span text:style-name="T3">Resolution Prioritization:</text:span><text:span text:style-name="T2"> If multiple resolutions of the same band exist (e.g., B02 at 10m, 20m, 60m), it selects the highest resolution (10m &gt; 20m &gt; 60m).</text:span></text:p>
                </text:list-item>
              </text:list>
            </text:list-item>
          </text:list>
        </text:list-item>
      </text:list>
      <text:list xml:id="list194717367249810" text:continue-list="list194716078951502" text:style-name="WWNum32">
        <text:list-item>
          <text:list>
            <text:list-item>
              <text:p text:style-name="P15"><text:span text:style-name="T3">printBandDetails(const std::map&lt;std::string, std::string&gt;&amp; currentBandPaths)</text:span><text:span text:style-name="T2">:</text:span></text:p>
            </text:list-item>
          </text:list>
        </text:list-item>
      </text:list>
      <text:list xml:id="list1567415593" text:style-name="WWNum4">
        <text:list-item>
          <text:list>
            <text:list-item>
              <text:list>
                <text:list-item>
                  <text:p text:style-name="P36"><text:span text:style-name="T3">Purpose:</text:span><text:span text:style-name="T2"> Opens each discovered band file using GDAL and prints its metadata, including dimensions, data type, NoData value, projection (CRS), and geotransform.</text:span></text:p>
                </text:list-item>
              </text:list>
            </text:list-item>
          </text:list>
        </text:list-item>
      </text:list>
      <text:list xml:id="list194716851309440" text:continue-list="list194716022695888" text:style-name="WWNum18">
        <text:list-item>
          <text:p text:style-name="P3"><text:span text:style-name="T3">main(int argc, char* argv[])</text:span><text:span text:style-name="T2">:</text:span></text:p>
        </text:list-item>
      </text:list>
      <text:list xml:id="list161856680" text:style-name="WWNum5">
        <text:list-item>
          <text:list>
            <text:list-item>
              <text:p text:style-name="P16"><text:span text:style-name="T3">Purpose:</text:span><text:span text:style-name="T2"> The program's entry point.</text:span></text:p>
            </text:list-item>
            <text:list-item>
              <text:p text:style-name="P16"><text:span text:style-name="T3">Functionality:</text:span></text:p>
            </text:list-item>
          </text:list>
        </text:list-item>
      </text:list>
      <text:list xml:id="list1900803017" text:style-name="WWNum6">
        <text:list-item>
          <text:list>
            <text:list-item>
              <text:list>
                <text:list-item>
                  <text:p text:style-name="P37"><text:span text:style-name="T2">Parses command-line arguments.</text:span></text:p>
                </text:list-item>
                <text:list-item>
                  <text:p text:style-name="P37"><text:span text:style-name="T2">Creates an S2Processor instance.</text:span></text:p>
                </text:list-item>
                <text:list-item>
                  <text:p text:style-name="P37"><text:span text:style-name="T3">Dynamic Plugin Loading:</text:span></text:p>
                </text:list-item>
              </text:list>
            </text:list-item>
          </text:list>
        </text:list-item>
      </text:list>
      <text:list xml:id="list822006407" text:style-name="WWNum7">
        <text:list-item>
          <text:list>
            <text:list-item>
              <text:list>
                <text:list-item>
                  <text:list>
                    <text:list-item>
                      <text:p text:style-name="P39"><text:span text:style-name="T2">Looks for shared libraries (.so files) in a plugins/ subdirectory.</text:span></text:p>
                    </text:list-item>
                    <text:list-item>
                      <text:p text:style-name="P39"><text:span text:style-name="T2">For each .so file, it uses dlopen() to load the library.</text:span></text:p>
                    </text:list-item>
                    <text:list-item>
                      <text:p text:style-name="P39"><text:span text:style-name="T2">It then uses dlsym() to find the extern "C" functions getOperationName and createOperationInstance within the loaded library.</text:span></text:p>
                    </text:list-item>
                    <text:list-item>
                      <text:p text:style-name="P39"><text:span text:style-name="T2">If found, it calls createOperationInstance to get an IOperation object and registers it with the S2Processor.</text:span></text:p>
                    </text:list-item>
                    <text:list-item>
                      <text:p text:style-name="P39"><text:span text:style-name="T2">The dlopen handle is stored in S2Processor::pluginHandles_ for later cleanup.</text:span></text:p>
                    </text:list-item>
                  </text:list>
                </text:list-item>
              </text:list>
            </text:list-item>
          </text:list>
        </text:list-item>
      </text:list>
      <text:list xml:id="list194718083600105" text:continue-list="list1900803017" text:style-name="WWNum6">
        <text:list-item>
          <text:list>
            <text:list-item>
              <text:list>
                <text:list-item>
                  <text:p text:style-name="P37"><text:span text:style-name="T2">Calls processor.process() to start the main processing pipeline.</text:span></text:p>
                </text:list-item>
                <text:list-item>
                  <text:p text:style-name="P37"><text:span text:style-name="T2">Performs cleanup by iterating through processor.getPluginHandles() and calling dlclose() on each loaded plugin.</text:span></text:p>
                </text:list-item>
              </text:list>
            </text:list-item>
          </text:list>
        </text:list-item>
      </text:list>
      <text:p text:style-name="P42"><text:span text:style-name="T1">4. Modular Operations (Plugins)</text:span></text:p>
      <text:p text:style-name="P1"><text:span text:style-name="T2">The core of the extensibility lies in the IOperation interface and the dynamic loading mechanism.</text:span></text:p>
      <text:p text:style-name="P41"><text:soft-page-break/><text:span text:style-name="T1">4.1. IOperation.h</text:span></text:p>
      <text:p text:style-name="P1"><text:span text:style-name="T2">This header defines the contract that all image processing operations must adhere to.</text:span></text:p>
      <text:p text:style-name="P1"><text:span text:style-name="T2">#pragma once<text:line-break/><text:line-break/>#include &lt;string&gt;<text:line-break/>#include &lt;vector&gt;<text:line-break/>#include &lt;map&gt;<text:line-break/>#include &lt;memory&gt;<text:line-break/><text:line-break/>class GDALDataset; // Forward declaration<text:line-break/><text:line-break/>class IOperation {<text:line-break/>public:<text:line-break/> <text:s text:c="3"/>virtual ~IOperation() = default;<text:line-break/> <text:s text:c="3"/>virtual std::string getName() const = 0;<text:line-break/> <text:s text:c="3"/>virtual bool execute(const std::map&lt;std::string, std::string&gt;&amp; bandPaths,<text:line-break/> <text:s text:c="24"/>const std::vector&lt;std::string&gt;&amp; args,<text:line-break/> <text:s text:c="24"/>const std::string&amp; outputPath) = 0;<text:line-break/>};<text:line-break/><text:line-break/>// C-compatible factory functions for dynamic loading<text:line-break/>extern "C" std::unique_ptr&lt;IOperation&gt; createOperationInstance();<text:line-break/>extern "C" const char* getOperationName();<text:line-break/></text:span></text:p>
      <text:list xml:id="list3352377071" text:style-name="WWNum8">
        <text:list-item>
          <text:p text:style-name="P4"><text:span text:style-name="T3">IOperation Class:</text:span></text:p>
        </text:list-item>
      </text:list>
      <text:list xml:id="list3317637474" text:style-name="WWNum9">
        <text:list-item>
          <text:list>
            <text:list-item>
              <text:p text:style-name="P17"><text:span text:style-name="T2">An abstract base class with a pure virtual getName() method (returns the operation's string identifier) and a pure virtual execute() method (performs the actual image processing).</text:span></text:p>
            </text:list-item>
            <text:list-item>
              <text:p text:style-name="P17"><text:span text:style-name="T2">The virtual destructor ensures proper cleanup when std::unique_ptr manages derived IOperation objects.</text:span></text:p>
            </text:list-item>
          </text:list>
        </text:list-item>
      </text:list>
      <text:list xml:id="list194717477795225" text:continue-list="list3352377071" text:style-name="WWNum8">
        <text:list-item>
          <text:p text:style-name="P4"><text:span text:style-name="T3">extern "C" createOperationInstance():</text:span></text:p>
        </text:list-item>
      </text:list>
      <text:list xml:id="list3736617298" text:style-name="WWNum10">
        <text:list-item>
          <text:list>
            <text:list-item>
              <text:p text:style-name="P18"><text:span text:style-name="T2">This is the </text:span><text:span text:style-name="T3">factory function</text:span><text:span text:style-name="T2"> that each plugin shared library must export. When called by the main application, it constructs and returns a std::unique_ptr to an instance of the concrete IOperation implementation (e.g., NdviOperation).</text:span></text:p>
            </text:list-item>
            <text:list-item>
              <text:p text:style-name="P18"><text:span text:style-name="T2">extern "C" is crucial to prevent C++ name mangling, ensuring that the function name is consistent across compilation units and can be found by dlsym().</text:span></text:p>
            </text:list-item>
          </text:list>
        </text:list-item>
      </text:list>
      <text:list xml:id="list194717534558525" text:continue-list="list194717477795225" text:style-name="WWNum8">
        <text:list-item>
          <text:p text:style-name="P4"><text:span text:style-name="T3">extern "C" getOperationName():</text:span></text:p>
        </text:list-item>
      </text:list>
      <text:list xml:id="list3722294448" text:style-name="WWNum11">
        <text:list-item>
          <text:list>
            <text:list-item>
              <text:p text:style-name="P19"><text:span text:style-name="T2">An optional but highly recommended function for plugins to export. It allows the main application to query the plugin's intended operation name </text:span><text:span text:style-name="T4">before</text:span><text:span text:style-name="T2"> attempting to instantiate the full operation object. This helps in identifying and registering plugins efficiently.</text:span></text:p>
            </text:list-item>
          </text:list>
        </text:list-item>
      </text:list>
      <text:p text:style-name="P41"><text:span text:style-name="T1">4.2. OperationFactory.h</text:span></text:p>
      <text:p text:style-name="P1"><text:span text:style-name="T2">This simple header defines typedefs for the function pointers that dlsym() will return, making the dynamic loading code in main more readable.</text:span></text:p>
      <text:p text:style-name="P1"><text:span text:style-name="T2">#pragma once<text:line-break/><text:line-break/>#include "IOperation.h"<text:line-break/><text:line-break/>typedef std::unique_ptr&lt;IOperation&gt; (*CreateOperationInstanceFunc)();<text:line-break/>typedef const char* (*GetOperationNameFunc)();<text:line-break/></text:span></text:p>
      <text:p text:style-name="P41"><text:span text:style-name="T1">4.3. NdviOperation Example Plugin</text:span></text:p>
      <text:p text:style-name="P1"><text:span text:style-name="T2">This demonstrates how a concrete operation implements the IOperation interface and exposes the necessary factory functions for dynamic loading.</text:span></text:p>
      <text:p text:style-name="P1"><text:span text:style-name="T3">NdviOperation.h:</text:span></text:p>
      <text:p text:style-name="P1"><text:span text:style-name="T2">#pragma once<text:line-break/><text:line-break/>#include "IOperation.h"<text:line-break/>#include &lt;string&gt;<text:line-break/>#include &lt;vector&gt;<text:line-break/>#include &lt;map&gt;<text:line-break/>#include &lt;optional&gt;<text:line-break/>#include &lt;memory&gt;<text:line-break/>#include &lt;filesystem&gt; // Required for std::filesystem<text:line-break/><text:line-break/>// Forward declarations for helper functions (defined in s2_processor.cpp)<text:line-break/>class GDALRasterBand;<text:line-break/>class GDALDataset;<text:line-break/>namespace fs = std::filesystem;<text:line-break/><text:line-break/>std::optional&lt;std::vector&lt;float&gt;&gt; readBandToFloat(GDALRasterBand* poBand, int nXSize, int nYSize);<text:line-break/>bool writeOutputTiff(const std::string&amp; outputPath, int nXSize, int nYSize,<text:line-break/> <text:s text:c="20"/>GDALDataset* poRefDS, const std::vector&lt;float&gt;&amp; outputData);<text:line-break/><text:line-break/><text:line-break/>class NdviOperation : public IOperation {<text:line-break/>public:<text:line-break/> <text:s text:c="3"/>std::string getName() const override;<text:line-break/> <text:s text:c="3"/>bool execute(const std::map&lt;std::string, std::string&gt;&amp; bandPaths,<text:line-break/> <text:s text:c="16"/>const std::vector&lt;std::string&gt;&amp; args,<text:line-break/> <text:s text:c="16"/>const std::string&amp; outputPath) override;<text:line-break/>};<text:line-break/></text:span></text:p>
      <text:p text:style-name="P1"><text:span text:style-name="T3">NdviOperation.cpp:</text:span></text:p>
      <text:p text:style-name="P1"><text:span text:style-name="T2">#include "NdviOperation.h"<text:line-break/>#include &lt;iostream&gt;<text:line-break/>#include &lt;vector&gt;<text:line-break/>#include &lt;numeric&gt;<text:line-break/>#include &lt;cmath&gt;<text:line-break/>#include &lt;stdexcept&gt;<text:line-break/><text:line-break/>#include "gdal_priv.h"<text:line-break/><text:line-break/>// Re-declarations of helper functions (as they are in s2_processor.cpp)<text:line-break/>std::optional&lt;std::vector&lt;float&gt;&gt; readBandToFloat(GDALRasterBand* poBand, int nXSize, int nYSize);<text:line-break/>bool writeOutputTiff(const std::string&amp; outputPath, int nXSize, int nYSize,<text:line-break/> <text:s text:c="20"/>GDALDataset* poRefDS, const std::vector&lt;float&gt;&amp; outputData);<text:line-break/><text:line-break/><text:line-break/>std::string NdviOperation::getName() const {<text:line-break/> <text:s text:c="3"/>return "NDVI";<text:line-break/>}<text:line-break/><text:line-break/>bool NdviOperation::execute(const std::map&lt;std::string, std::string&gt;&amp; bandPaths,<text:line-break/> <text:s text:c="26"/>const std::vector&lt;std::string&gt;&amp; args,<text:line-break/> <text:s text:c="26"/>const std::string&amp; outputPath) {<text:line-break/> <text:s text:c="3"/>// ... (NDVI calculation logic, similar to op_calculateNDVI)<text:line-break/> <text:s text:c="3"/>// This function uses the helper functions readBandToFloat and writeOutputTiff.<text:line-break/> <text:s text:c="3"/>// ... (truncated for brevity, full logic is in the provided code)<text:line-break/> <text:s text:c="3"/>std::cout &lt;&lt; "\n--- Performing NDVI Calculation (Modular) ---" &lt;&lt; std::endl;<text:line-break/> <text:s text:c="3"/>if (args.size() != 2) {<text:line-break/> <text:s text:c="7"/>std::cerr &lt;&lt; "[ERROR] NDVI operation requires 2 arguments: &lt;NIR_band_name&gt; &lt;RED_band_name&gt;." &lt;&lt; std::endl;<text:line-break/> <text:s text:c="7"/>return false;<text:line-break/> <text:s text:c="3"/>}<text:line-break/> <text:s text:c="3"/>const std::string&amp; nirBandName = args[0];<text:line-break/> <text:s text:c="3"/>const std::string&amp; redBandName = args[1];<text:line-break/><text:line-break/> <text:s text:c="3"/>if (bandPaths.find(nirBandName) == bandPaths.end() || bandPaths.find(redBandName) == bandPaths.end()) {<text:line-break/> <text:s text:c="7"/>std::cerr &lt;&lt; "[ERROR] Required bands for NDVI (" &lt;&lt; nirBandName &lt;&lt; ", " &lt;&lt; redBandName &lt;&lt; ") not found." &lt;&lt; std::endl;<text:line-break/> <text:s text:c="7"/>return false;<text:line-break/> <text:s text:c="3"/>}<text:line-break/><text:line-break/> <text:s text:c="3"/>GDALDataset *poNirDS = (GDALDataset *) GDALOpen(bandPaths.at(nirBandName).c_str(), GA_ReadOnly);<text:line-break/> <text:s text:c="3"/>GDALDataset *poRedDS = (GDALDataset *) GDALOpen(bandPaths.at(redBandName).c_str(), GA_ReadOnly);<text:line-break/><text:line-break/> <text:s text:c="3"/>if (poNirDS == nullptr || poRedDS == nullptr) {<text:line-break/> <text:s text:c="7"/>std::cerr &lt;&lt; "[ERROR] Could not open NIR or Red band for NDVI. Check paths and file integrity." &lt;&lt; std::endl;<text:line-break/> <text:s text:c="7"/>if (poNirDS) GDALClose(poNirDS);<text:line-break/> <text:s text:c="7"/>if (poRedDS) GDALClose(poRedDS);<text:line-break/> <text:s text:c="7"/>return false;<text:line-break/> <text:s text:c="3"/>}<text:line-break/> <text:s text:c="3"/>std::cout &lt;&lt; "[DEBUG] NIR and Red datasets opened successfully." &lt;&lt; std::endl;<text:line-break/><text:line-break/> <text:s text:c="3"/>GDALRasterBand *poNirBand = poNirDS-&gt;GetRasterBand(1);<text:line-break/> <text:s text:c="3"/>GDALRasterBand *poRedBand = poRedDS-&gt;GetRasterBand(1);<text:line-break/><text:line-break/> <text:s text:c="3"/>if (poNirBand == nullptr || poRedBand == nullptr) {<text:line-break/> <text:s text:c="7"/>std::cerr &lt;&lt; "[ERROR] Could not get raster band from NIR or Red dataset." &lt;&lt; std::endl;<text:line-break/> <text:s text:c="7"/>GDALClose(poNirDS); GDALClose(poRedDS);<text:line-break/> <text:s text:c="7"/>return false;<text:line-break/> <text:s text:c="3"/>}<text:line-break/><text:line-break/> <text:s text:c="3"/>int nXSize = poNirBand-&gt;GetXSize();<text:line-break/> <text:s text:c="3"/>int nYSize = poNirBand-&gt;GetYSize();<text:line-break/><text:line-break/> <text:s text:c="3"/>if (nXSize != poRedBand-&gt;GetXSize() || nYSize != poRedBand-&gt;GetYSize()) {<text:line-break/> <text:s text:c="7"/>std::cerr &lt;&lt; "[ERROR] NIR and Red bands have different dimensions (" &lt;&lt; nXSize &lt;&lt; "x" &lt;&lt; nYSize &lt;&lt; " vs "<text:line-break/> <text:s text:c="17"/>&lt;&lt; poRedBand-&gt;GetXSize() &lt;&lt; "x" &lt;&lt; poRedBand-&gt;GetYSize() &lt;&lt; "). Cannot perform operation." &lt;&lt; std::endl;<text:line-break/> <text:s text:c="7"/>GDALClose(poNirDS); GDALClose(poRedDS);<text:line-break/> <text:s text:c="7"/>return false;<text:line-break/> <text:s text:c="3"/>}<text:line-break/> <text:s text:c="3"/>std::cout &lt;&lt; "[DEBUG] Bands have consistent dimensions: " &lt;&lt; nXSize &lt;&lt; "x" &lt;&lt; nYSize &lt;&lt; std::endl;<text:line-break/><text:line-break/> <text:s text:c="3"/>std::optional&lt;std::vector&lt;float&gt;&gt; nirDataOpt = readBandToFloat(poNirBand, nXSize, nYSize);<text:line-break/> <text:s text:c="3"/>std::optional&lt;std::vector&lt;float&gt;&gt; redDataOpt = readBandToFloat(poRedBand, nXSize, nYSize);<text:line-break/><text:line-break/> <text:s text:c="3"/>if (!nirDataOpt || !redDataOpt) {<text:line-break/> <text:s text:c="7"/>std::cerr &lt;&lt; "[ERROR] Failed to read data for NDVI calculation." &lt;&lt; std::endl;<text:line-break/> <text:s text:c="7"/>GDALClose(poNirDS); GDALClose(poRedDS);<text:line-break/> <text:s text:c="7"/>return false;<text:line-break/> <text:s text:c="3"/>}<text:line-break/><text:line-break/> <text:s text:c="3"/>std::vector&lt;float&gt; nirData = *nirDataOpt;<text:line-break/> <text:s text:c="3"/>std::vector&lt;float&gt; redData = *redDataOpt;<text:line-break/> <text:s text:c="3"/>std::vector&lt;float&gt; ndviData(static_cast&lt;size_t&gt;(nXSize) * nYSize);<text:line-break/><text:line-break/> <text:s text:c="3"/>for (size_t i = 0; i &lt; ndviData.size(); ++i) {<text:line-break/> <text:s text:c="7"/>float nir = nirData[i];<text:line-break/> <text:s text:c="7"/>float red = redData[i];<text:line-break/> <text:s text:c="7"/>float sum = nir + red;<text:line-break/> <text:s text:c="7"/>if (sum == 0.0f) {<text:line-break/> <text:s text:c="11"/>ndviData[i] = 0.0f; // Handle division by zero, set to 0 or a specific NoData value<text:line-break/> <text:s text:c="7"/>} else {<text:line-break/> <text:s text:c="11"/>ndviData[i] = (nir - red) / sum;<text:line-break/> <text:s text:c="7"/>}<text:line-break/> <text:s text:c="3"/>}<text:line-break/> <text:s text:c="3"/>std::cout &lt;&lt; "[INFO] NDVI pixel-wise calculation complete." &lt;&lt; std::endl;<text:line-break/><text:line-break/> <text:s text:c="3"/>bool success = writeOutputTiff(outputPath, nXSize, nYSize, poNirDS, ndviData);<text:line-break/><text:line-break/> <text:s text:c="3"/>GDALClose(poNirDS);<text:line-break/> <text:s text:c="3"/>GDALClose(poRedDS);<text:line-break/> <text:s text:c="3"/>return success;<text:line-break/>}<text:line-break/><text:line-break/>// Factory functions for dynamic loading<text:line-break/>extern "C" std::unique_ptr&lt;IOperation&gt; createOperationInstance() {<text:line-break/> <text:s text:c="3"/>return std::make_unique&lt;NdviOperation&gt;();<text:line-break/>}<text:line-break/><text:line-break/>extern "C" const char* getOperationName() {<text:line-break/> <text:s text:c="3"/>return "NDVI";<text:line-break/>}<text:line-break/></text:span></text:p>
      <text:p text:style-name="P42"><text:span text:style-name="T1">5. Compilation Instructions</text:span></text:p>
      <text:p text:style-name="P1"><text:soft-page-break/><text:span text:style-name="T2">To compile the project, you need the following prerequisites and commands:</text:span></text:p>
      <text:p text:style-name="P41"><text:span text:style-name="T1">5.1. Prerequisites</text:span></text:p>
      <text:list xml:id="list2357342065" text:style-name="WWNum12">
        <text:list-item>
          <text:p text:style-name="P5"><text:span text:style-name="T3">C++ Compiler:</text:span><text:span text:style-name="T2"> G++ (GCC version supporting C++20, e.g., GCC 10 or newer).</text:span></text:p>
        </text:list-item>
        <text:list-item>
          <text:p text:style-name="P5"><text:span text:style-name="T3">GDAL Library:</text:span><text:span text:style-name="T2"> Geospatial Data Abstraction Library. Ensure it's installed and configured correctly on your system.</text:span></text:p>
        </text:list-item>
        <text:list-item>
          <text:p text:style-name="P5"><text:span text:style-name="T3">Minizip-ng Library:</text:span><text:span text:style-name="T2"> A modern, actively maintained fork of minizip.</text:span></text:p>
        </text:list-item>
        <text:list-item>
          <text:p text:style-name="P5"><text:span text:style-name="T3">libxml2:</text:span><text:span text:style-name="T2"> Often a dependency of GDAL.</text:span></text:p>
        </text:list-item>
        <text:list-item>
          <text:p text:style-name="P5"><text:span text:style-name="T3">liblzma, zlib, libproj, libgeos_c, libsqlite3, libcurl:</text:span><text:span text:style-name="T2"> Common dependencies for GDAL.</text:span></text:p>
        </text:list-item>
        <text:list-item>
          <text:p text:style-name="P5"><text:span text:style-name="T3">dlfcn.h (libdl):</text:span><text:span text:style-name="T2"> For dynamic loading, typically part of the C standard library, but requires linking with -ldl.</text:span></text:p>
        </text:list-item>
      </text:list>
      <text:p text:style-name="P41"><text:span text:style-name="T1">5.2. Compilation Steps</text:span></text:p>
      <text:list xml:id="list1786811841" text:style-name="WWNum13">
        <text:list-item>
          <text:p text:style-name="P6"><text:span text:style-name="T3">Create plugins directory:</text:span><text:span text:style-name="T5"><text:line-break/></text:span><text:span text:style-name="T2">mkdir -p plugins<text:line-break/></text:span></text:p>
        </text:list-item>
        <text:list-item>
          <text:p text:style-name="P6"><text:span text:style-name="T3">Compile the main executable (s2_processor):</text:span><text:span text:style-name="T5"><text:line-break/></text:span><text:span text:style-name="T2">g++ -std=c++20 -lstdc++fs \<text:line-break/> <text:s/>-I. \<text:line-break/> <text:s/>-I/usr/local/include/minizip \<text:line-break/> <text:s/>$(gdal-config --cflags) \<text:line-break/> <text:s/>s2_processor.cpp \<text:line-break/> <text:s/>-o s2_processor \<text:line-break/> <text:s/>-lminizip \<text:line-break/> <text:s/>$(pkg-config --libs libxml-2.0) -llzma -lz \<text:line-break/> <text:s/>-lproj -lgeos_c -lsqlite3 -lcurl \<text:line-break/> <text:s/>-lgdal -lpthread -ldl -lm<text:line-break/></text:span></text:p>
        </text:list-item>
      </text:list>
      <text:list xml:id="list1662240273" text:style-name="WWNum14">
        <text:list-item>
          <text:list>
            <text:list-item>
              <text:p text:style-name="P20"><text:span text:style-name="T2">-std=c++20: Enables C++20 features (e.g., std::filesystem).</text:span></text:p>
            </text:list-item>
            <text:list-item>
              <text:p text:style-name="P20"><text:span text:style-name="T2">-lstdc++fs: Links the filesystem library.</text:span></text:p>
            </text:list-item>
            <text:list-item>
              <text:p text:style-name="P20"><text:span text:style-name="T2">-I.: Adds the current directory to the include path for IOperation.h and OperationFactory.h.</text:span></text:p>
            </text:list-item>
            <text:list-item>
              <text:p text:style-name="P20"><text:span text:style-name="T2">-I/usr/local/include/minizip: Specifies the include path for minizip headers (adjust if different).</text:span></text:p>
            </text:list-item>
            <text:list-item>
              <text:p text:style-name="P20"><text:span text:style-name="T2">$(gdal-config --cflags): Provides GDAL compiler flags (include paths, defines).</text:span></text:p>
            </text:list-item>
            <text:list-item>
              <text:p text:style-name="P20"><text:span text:style-name="T2">-o s2_processor: Specifies the output executable name.</text:span></text:p>
            </text:list-item>
            <text:list-item>
              <text:p text:style-name="P20"><text:span text:style-name="T2">-lminizip: Links against the minizip library.</text:span></text:p>
            </text:list-item>
            <text:list-item>
              <text:p text:style-name="P20"><text:span text:style-name="T2">$(pkg-config --libs libxml-2.0) -llzma -lz -lproj -lgeos_c -lsqlite3 -lcurl: Links common GDAL dependencies.</text:span></text:p>
            </text:list-item>
            <text:list-item>
              <text:p text:style-name="P20"><text:span text:style-name="T2">-lgdal: Links against the GDAL library.</text:span></text:p>
            </text:list-item>
            <text:list-item>
              <text:p text:style-name="P20"><text:span text:style-name="T2">-lpthread -ldl -lm: Links against pthreads, dynamic loading library, and math library.</text:span></text:p>
            </text:list-item>
          </text:list>
        </text:list-item>
      </text:list>
      <text:list xml:id="list194717388932575" text:continue-list="list1786811841" text:style-name="WWNum13">
        <text:list-item>
          <text:p text:style-name="P6"><text:soft-page-break/><text:span text:style-name="T3">Compile the NDVI Plugin (libndvi_op.so):</text:span><text:span text:style-name="T5"><text:line-break/></text:span><text:span text:style-name="T2">g++ -std=c++20 -fPIC -shared \<text:line-break/> <text:s/>-I. \<text:line-break/> <text:s/>-I/usr/local/include/minizip \<text:line-break/> <text:s/>$(gdal-config --cflags) \<text:line-break/> <text:s/>NdviOperation.cpp \<text:line-break/> <text:s/>-o plugins/libndvi_op.so \<text:line-break/> <text:s/>-lminizip \<text:line-break/> <text:s/>$(pkg-config --libs libxml-2.0) -llzma -lz \<text:line-break/> <text:s/>-lproj -lgeos_c -lsqlite3 -lcurl \<text:line-break/> <text:s/>-lgdal -lpthread -ldl -lm<text:line-break/></text:span></text:p>
        </text:list-item>
      </text:list>
      <text:list xml:id="list578501832" text:style-name="WWNum15">
        <text:list-item>
          <text:list>
            <text:list-item>
              <text:p text:style-name="P21"><text:span text:style-name="T2">-fPIC: Generates Position-Independent Code, essential for shared libraries.</text:span></text:p>
            </text:list-item>
            <text:list-item>
              <text:p text:style-name="P21"><text:span text:style-name="T2">-shared: Instructs the compiler to build a shared library.</text:span></text:p>
            </text:list-item>
            <text:list-item>
              <text:p text:style-name="P21"><text:span text:style-name="T2">-o plugins/libndvi_op.so: Specifies the output path and name for the shared library. It must be placed in the plugins/ directory for the main application to discover it.</text:span></text:p>
            </text:list-item>
            <text:list-item>
              <text:p text:style-name="P21"><text:span text:style-name="T3">Note:</text:span><text:span text:style-name="T2"> The plugin also needs to link against all libraries it uses (GDAL, minizip, etc.), as it's a separate compilation unit.</text:span></text:p>
            </text:list-item>
          </text:list>
        </text:list-item>
      </text:list>
      <text:p text:style-name="P42"><text:span text:style-name="T1">6. Usage</text:span></text:p>
      <text:p text:style-name="P1"><text:span text:style-name="T2">Once compiled, you can run the s2_processor executable from your terminal.</text:span></text:p>
      <text:p text:style-name="P1"><text:span text:style-name="T3">Syntax:</text:span></text:p>
      <text:p text:style-name="P1"><text:span text:style-name="T2">./s2_processor &lt;zip_file_path&gt; &lt;output_tiff_path&gt; &lt;operation&gt; [operation_args...]<text:line-break/></text:span></text:p>
      <text:p text:style-name="P1"><text:span text:style-name="T3">Arguments:</text:span></text:p>
      <text:list xml:id="list3168989924" text:style-name="WWNum16">
        <text:list-item>
          <text:p text:style-name="P7"><text:span text:style-name="T2">&lt;zip_file_path&gt;: The path to the input Sentinel-2 .SAFE.zip archive.</text:span></text:p>
        </text:list-item>
        <text:list-item>
          <text:p text:style-name="P7"><text:span text:style-name="T2">&lt;output_tiff_path&gt;: The desired path for the output GeoTIFF file.</text:span></text:p>
        </text:list-item>
        <text:list-item>
          <text:p text:style-name="P7"><text:span text:style-name="T2">&lt;operation&gt;: The name of the operation to perform (e.g., NDVI). This name must match the name returned by the getName() method of one of your loaded plugins.</text:span></text:p>
        </text:list-item>
        <text:list-item>
          <text:p text:style-name="P7"><text:span text:style-name="T2">[operation_args...]: Optional arguments specific to the chosen operation.</text:span></text:p>
        </text:list-item>
      </text:list>
      <text:p text:style-name="P1"><text:span text:style-name="T3">Example:</text:span></text:p>
      <text:p text:style-name="P1"><text:span text:style-name="T2">To calculate NDVI using the libndvi_op.so plugin:</text:span></text:p>
      <text:p text:style-name="P1"><text:span text:style-name="T2">./s2_processor S2A_MSIL2A_20250721T061311_N0511_R134_T42SWD_20250721T084516.SAFE.zip S2A_MSIL2A_20250721T061311_N0511_R134_T42SWD_20250721T084516_NDVI.tif NDVI B08 B04<text:line-break/></text:span></text:p>
      <text:list xml:id="list471317219" text:style-name="WWNum17">
        <text:list-item>
          <text:p text:style-name="P8"><text:span text:style-name="T2">NDVI: The operation name.</text:span></text:p>
        </text:list-item>
        <text:list-item>
          <text:p text:style-name="P8"><text:span text:style-name="T2">B08: The Near-Infrared (NIR) band.</text:span></text:p>
        </text:list-item>
        <text:list-item>
          <text:p text:style-name="P8"><text:span text:style-name="T2">B04: The Red band.</text:span></text:p>
        </text:list-item>
      </text:list>
      <text:p text:style-name="P42"><text:span text:style-name="T1">7. Extensibility: Adding New Operations</text:span></text:p>
      <text:p text:style-name="P1"><text:soft-page-break/><text:span text:style-name="T2">The plugin architecture makes adding new operations straightforward:</text:span></text:p>
      <text:list xml:id="list4276706022" text:style-name="WWNum19">
        <text:list-item>
          <text:p text:style-name="P9"><text:span text:style-name="T3">Create New Files:</text:span></text:p>
        </text:list-item>
      </text:list>
      <text:list xml:id="list2421795755" text:style-name="WWNum20">
        <text:list-item>
          <text:list>
            <text:list-item>
              <text:p text:style-name="P22"><text:span text:style-name="T2">Create a new header file (e.g., AddOperation.h) and a source file (e.g., AddOperation.cpp).</text:span></text:p>
            </text:list-item>
          </text:list>
        </text:list-item>
      </text:list>
      <text:list xml:id="list194717168857765" text:continue-list="list4276706022" text:style-name="WWNum19">
        <text:list-item>
          <text:p text:style-name="P9"><text:span text:style-name="T3">Implement IOperation:</text:span></text:p>
        </text:list-item>
      </text:list>
      <text:list xml:id="list2891808837" text:style-name="WWNum21">
        <text:list-item>
          <text:list>
            <text:list-item>
              <text:p text:style-name="P23"><text:span text:style-name="T2">In the new header, define a class that publicly inherits from IOperation.</text:span></text:p>
            </text:list-item>
            <text:list-item>
              <text:p text:style-name="P23"><text:span text:style-name="T2">Implement the getName() method to return the operation's unique name (e.g., "ADD").</text:span></text:p>
            </text:list-item>
            <text:list-item>
              <text:p text:style-name="P23"><text:span text:style-name="T2">Implement the execute() method to contain the specific image processing logic for that operation.</text:span></text:p>
            </text:list-item>
          </text:list>
        </text:list-item>
      </text:list>
      <text:list xml:id="list194717319220695" text:continue-list="list194717168857765" text:style-name="WWNum19">
        <text:list-item>
          <text:p text:style-name="P9"><text:span text:style-name="T3">Add Factory Functions:</text:span></text:p>
        </text:list-item>
      </text:list>
      <text:list xml:id="list3669253824" text:style-name="WWNum22">
        <text:list-item>
          <text:list>
            <text:list-item>
              <text:p text:style-name="P24"><text:span text:style-name="T2">In the new source file (.cpp), implement the extern "C" factory functions:</text:span><text:span text:style-name="T5"><text:line-break/></text:span><text:span text:style-name="T2">extern "C" std::unique_ptr&lt;IOperation&gt; createOperationInstance() {<text:line-break/> <text:s text:c="3"/>return std::make_unique&lt;AddOperation&gt;(); // Return an instance of your new operation<text:line-break/>}<text:line-break/><text:line-break/>extern "C" const char* getOperationName() {<text:line-break/> <text:s text:c="3"/>return "ADD"; // Must match getName()<text:line-break/>}<text:line-break/></text:span></text:p>
            </text:list-item>
          </text:list>
        </text:list-item>
      </text:list>
      <text:list xml:id="list194716116899059" text:continue-list="list194717319220695" text:style-name="WWNum19">
        <text:list-item>
          <text:p text:style-name="P9"><text:span text:style-name="T3">Compile as Shared Library:</text:span></text:p>
        </text:list-item>
      </text:list>
      <text:list xml:id="list3427124006" text:style-name="WWNum23">
        <text:list-item>
          <text:list>
            <text:list-item>
              <text:p text:style-name="P25"><text:span text:style-name="T2">Compile your new operation's .cpp file into a shared library (.so) using a command similar to the NdviOperation compilation.</text:span></text:p>
            </text:list-item>
            <text:list-item>
              <text:p text:style-name="P25"><text:span text:style-name="T2">Place the resulting .so file into the plugins/ directory.</text:span></text:p>
            </text:list-item>
          </text:list>
        </text:list-item>
      </text:list>
      <text:list xml:id="list194717856838531" text:continue-list="list194716116899059" text:style-name="WWNum19">
        <text:list-item>
          <text:p text:style-name="P9"><text:span text:style-name="T3">Run:</text:span></text:p>
        </text:list-item>
      </text:list>
      <text:list xml:id="list14785313" text:style-name="WWNum24">
        <text:list-item>
          <text:list>
            <text:list-item>
              <text:p text:style-name="P26"><text:span text:style-name="T2">You can now run the s2_processor executable, and it will automatically discover and load your new plugin, making the operation available without recompiling s2_processor.cpp.</text:span></text:p>
            </text:list-item>
          </text:list>
        </text:list-item>
      </text:list>
      <text:p text:style-name="P42"><text:span text:style-name="T1">8. Limitations and Considerations</text:span></text:p>
      <text:list xml:id="list2340689361" text:style-name="WWNum25">
        <text:list-item>
          <text:p text:style-name="P10"><text:span text:style-name="T3">Helper Function Linking:</text:span><text:span text:style-name="T2"> The readBandToFloat and writeOutputTiff helper functions are currently defined in s2_processor.cpp and are re-declared in plugin headers/sources. For a truly robust system, these common utilities should be compiled into a separate static or shared utility library that both the main executable and all plugins link against. This avoids redundant code and potential ODR (One Definition Rule) violations in more complex scenarios.</text:span></text:p>
        </text:list-item>
        <text:list-item>
          <text:p text:style-name="P10"><text:span text:style-name="T3">Error Handling in Plugins:</text:span><text:span text:style-name="T2"> Plugins should implement robust error handling within their execute methods and return false on failure, printing informative messages to std::cerr.</text:span></text:p>
        </text:list-item>
        <text:list-item>
          <text:p text:style-name="P10"><text:span text:style-name="T3">Plugin Dependencies:</text:span><text:span text:style-name="T2"> If a plugin requires additional external libraries, those libraries must also be available on the system where the s2_processor is run, and the plugin itself must be linked against them during its compilation.</text:span></text:p>
        </text:list-item>
        <text:list-item>
          <text:p text:style-name="P10"><text:span text:style-name="T3">Plugin Unloading:</text:span><text:span text:style-name="T2"> While dlclose() is used for cleanup, complex plugins with intricate resource management might require more sophisticated shutdown procedures.</text:span></text:p>
        </text:list-item>
        <text:list-item>
          <text:p text:style-name="P10"><text:span text:style-name="T3">Security:</text:span><text:span text:style-name="T2"> Dynamically loading arbitrary shared libraries can pose security risks if the plugins are not from trusted sources. In a production environment, consider signing plugins or validating them.</text:span></text:p>
        </text:list-item>
        <text:list-item>
          <text:p text:style-name="P10"><text:span text:style-name="T3">GDAL Initialization/Deinitialization:</text:span><text:span text:style-name="T2"> GDAL's GDALAllRegister() and GDALDestroyDriverManager() are handled by the S2Processor class. Plugins should generally not re-initialize or de-initialize GDAL themselves.</text:span></text:p>
        </text:list-item>
        <text:list-item>
          <text:p text:style-name="P10"><text:soft-page-break/><text:span text:style-name="T3">Memory Management:</text:span><text:span text:style-name="T2"> std::unique_ptr is used for IOperation objects, ensuring proper memory management and avoiding leaks when operations are registered and later destroy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 style:display-name="ListLabel 1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8" style:display-name="ListLabel 1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9" style:display-name="ListLabel 1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0" style:display-name="ListLabel 1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1" style:display-name="ListLabel 1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2" style:display-name="ListLabel 1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3" style:display-name="ListLabel 1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5" style:display-name="ListLabel 1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6" style:display-name="ListLabel 1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7" style:display-name="ListLabel 1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8" style:display-name="ListLabel 1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9" style:display-name="ListLabel 1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0" style:display-name="ListLabel 1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1" style:display-name="ListLabel 1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2" style:display-name="ListLabel 1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3" style:display-name="ListLabel 1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4" style:display-name="ListLabel 1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5" style:display-name="ListLabel 1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6" style:display-name="ListLabel 1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7" style:display-name="ListLabel 1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8" style:display-name="ListLabel 1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9" style:display-name="ListLabel 1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1" style:display-name="ListLabel 1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2" style:display-name="ListLabel 1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3" style:display-name="ListLabel 1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4" style:display-name="ListLabel 1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5" style:display-name="ListLabel 1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6" style:display-name="ListLabel 1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7" style:display-name="ListLabel 1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8" style:display-name="ListLabel 1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9" style:display-name="ListLabel 1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0" style:display-name="ListLabel 1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1" style:display-name="ListLabel 1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2" style:display-name="ListLabel 1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3" style:display-name="ListLabel 1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4" style:display-name="ListLabel 1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5" style:display-name="ListLabel 1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6" style:display-name="ListLabel 1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7" style:display-name="ListLabel 1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8" style:display-name="ListLabel 1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9" style:display-name="ListLabel 1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0" style:display-name="ListLabel 1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1" style:display-name="ListLabel 1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2" style:display-name="ListLabel 1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3" style:display-name="ListLabel 1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4" style:display-name="ListLabel 1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5" style:display-name="ListLabel 1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6" style:display-name="ListLabel 1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7" style:display-name="ListLabel 1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8" style:display-name="ListLabel 1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9" style:display-name="ListLabel 1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0" style:display-name="ListLabel 1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1" style:display-name="ListLabel 1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2" style:display-name="ListLabel 1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3" style:display-name="ListLabel 1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4" style:display-name="ListLabel 1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5" style:display-name="ListLabel 1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6" style:display-name="ListLabel 1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7" style:display-name="ListLabel 1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8" style:display-name="ListLabel 1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9" style:display-name="ListLabel 1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0" style:display-name="ListLabel 1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1" style:display-name="ListLabel 1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2" style:display-name="ListLabel 1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3" style:display-name="ListLabel 1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4" style:display-name="ListLabel 1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5" style:display-name="ListLabel 1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6" style:display-name="ListLabel 1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7" style:display-name="ListLabel 1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8" style:display-name="ListLabel 1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9" style:display-name="ListLabel 1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0" style:display-name="ListLabel 1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1" style:display-name="ListLabel 1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2" style:display-name="ListLabel 1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3" style:display-name="ListLabel 1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4" style:display-name="ListLabel 1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5" style:display-name="ListLabel 1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6" style:display-name="ListLabel 1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7" style:display-name="ListLabel 1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8" style:display-name="ListLabel 1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9" style:display-name="ListLabel 1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0" style:display-name="ListLabel 2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1" style:display-name="ListLabel 2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2" style:display-name="ListLabel 2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3" style:display-name="ListLabel 2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4" style:display-name="ListLabel 2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5" style:display-name="ListLabel 2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6" style:display-name="ListLabel 2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7" style:display-name="ListLabel 2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8" style:display-name="ListLabel 2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9" style:display-name="ListLabel 2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0" style:display-name="ListLabel 2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1" style:display-name="ListLabel 2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2" style:display-name="ListLabel 2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3" style:display-name="ListLabel 2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4" style:display-name="ListLabel 2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5" style:display-name="ListLabel 2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6" style:display-name="ListLabel 2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7" style:display-name="ListLabel 2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8" style:display-name="ListLabel 2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9" style:display-name="ListLabel 2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0" style:display-name="ListLabel 2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1" style:display-name="ListLabel 2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2" style:display-name="ListLabel 2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3" style:display-name="ListLabel 2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4" style:display-name="ListLabel 2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5" style:display-name="ListLabel 2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6" style:display-name="ListLabel 2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7" style:display-name="ListLabel 2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8" style:display-name="ListLabel 2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9" style:display-name="ListLabel 2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0" style:display-name="ListLabel 2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1" style:display-name="ListLabel 2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2" style:display-name="ListLabel 2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3" style:display-name="ListLabel 2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4" style:display-name="ListLabel 2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5" style:display-name="ListLabel 2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6" style:display-name="ListLabel 2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7" style:display-name="ListLabel 2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8" style:display-name="ListLabel 2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9" style:display-name="ListLabel 2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0" style:display-name="ListLabel 2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1" style:display-name="ListLabel 2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2" style:display-name="ListLabel 2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3" style:display-name="ListLabel 2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4" style:display-name="ListLabel 2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5" style:display-name="ListLabel 2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6" style:display-name="ListLabel 2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7" style:display-name="ListLabel 2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8" style:display-name="ListLabel 2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9" style:display-name="ListLabel 2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0" style:display-name="ListLabel 2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1" style:display-name="ListLabel 2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2" style:display-name="ListLabel 2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3" style:display-name="ListLabel 2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4" style:display-name="ListLabel 2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5" style:display-name="ListLabel 2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6" style:display-name="ListLabel 2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7" style:display-name="ListLabel 2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8" style:display-name="ListLabel 2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9" style:display-name="ListLabel 2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0" style:display-name="ListLabel 2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1" style:display-name="ListLabel 2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2" style:display-name="ListLabel 2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3" style:display-name="ListLabel 2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4" style:display-name="ListLabel 2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5" style:display-name="ListLabel 2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6" style:display-name="ListLabel 2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7" style:display-name="ListLabel 2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8" style:display-name="ListLabel 2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9" style:display-name="ListLabel 2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0" style:display-name="ListLabel 2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1" style:display-name="ListLabel 2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2" style:display-name="ListLabel 2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3" style:display-name="ListLabel 2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4" style:display-name="ListLabel 2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5" style:display-name="ListLabel 2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6" style:display-name="ListLabel 2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7" style:display-name="ListLabel 2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8" style:display-name="ListLabel 2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9" style:display-name="ListLabel 2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0" style:display-name="ListLabel 2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1" style:display-name="ListLabel 2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2" style:display-name="ListLabel 2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3" style:display-name="ListLabel 2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4" style:display-name="ListLabel 2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5" style:display-name="ListLabel 2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6" style:display-name="ListLabel 2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7" style:display-name="ListLabel 2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8" style:display-name="ListLabel 2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9" style:display-name="ListLabel 2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0" style:display-name="ListLabel 2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1" style:display-name="ListLabel 2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2" style:display-name="ListLabel 2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3" style:display-name="ListLabel 2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4" style:display-name="ListLabel 2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5" style:display-name="ListLabel 2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6" style:display-name="ListLabel 2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7" style:display-name="ListLabel 2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8" style:display-name="ListLabel 2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9" style:display-name="ListLabel 2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0" style:display-name="ListLabel 3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1" style:display-name="ListLabel 3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2" style:display-name="ListLabel 3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3" style:display-name="ListLabel 3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4" style:display-name="ListLabel 3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5" style:display-name="ListLabel 3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6" style:display-name="ListLabel 3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7" style:display-name="ListLabel 3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8" style:display-name="ListLabel 3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9" style:display-name="ListLabel 3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0" style:display-name="ListLabel 3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1" style:display-name="ListLabel 3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2" style:display-name="ListLabel 3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3" style:display-name="ListLabel 3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4" style:display-name="ListLabel 3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5" style:display-name="ListLabel 3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6" style:display-name="ListLabel 3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7" style:display-name="ListLabel 3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8" style:display-name="ListLabel 3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9" style:display-name="ListLabel 3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0" style:display-name="ListLabel 3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1" style:display-name="ListLabel 3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2" style:display-name="ListLabel 3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3" style:display-name="ListLabel 3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4" style:display-name="ListLabel 3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5" style:display-name="ListLabel 3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6" style:display-name="ListLabel 3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7" style:display-name="ListLabel 3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8" style:display-name="ListLabel 3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9" style:display-name="ListLabel 3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0" style:display-name="ListLabel 3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1" style:display-name="ListLabel 3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2" style:display-name="ListLabel 3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3" style:display-name="ListLabel 3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4" style:display-name="ListLabel 3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5" style:display-name="ListLabel 3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6" style:display-name="ListLabel 3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7" style:display-name="ListLabel 3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8" style:display-name="ListLabel 3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9" style:display-name="ListLabel 3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0" style:display-name="ListLabel 3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1" style:display-name="ListLabel 3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2" style:display-name="ListLabel 3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number text:level="4" text:style-name="ListLabel_20_13" style:num-suffix="." style:num-format="1">
        <style:list-level-properties text:list-level-position-and-space-mode="label-alignment">
          <style:list-level-label-alignment text:label-followed-by="listtab" fo:text-indent="-0.25in" fo:margin-left="1.6665in"/>
        </style:list-level-properties>
      </text:list-level-style-number>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number text:level="4" text:style-name="ListLabel_20_22" style:num-suffix="." style:num-format="1">
        <style:list-level-properties text:list-level-position-and-space-mode="label-alignment">
          <style:list-level-label-alignment text:label-followed-by="listtab" fo:text-indent="-0.25in" fo:margin-left="1.6665in"/>
        </style:list-level-properties>
      </text:list-level-style-number>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number text:level="4" text:style-name="ListLabel_20_31" style:num-suffix="." style:num-format="1">
        <style:list-level-properties text:list-level-position-and-space-mode="label-alignment">
          <style:list-level-label-alignment text:label-followed-by="listtab" fo:text-indent="-0.25in" fo:margin-left="1.6665in"/>
        </style:list-level-properties>
      </text:list-level-style-number>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1.6665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1.6665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1.6665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10"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19"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28"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1.6665in"/>
        </style:list-level-properties>
        <style:text-properties style:font-name="Arial1"/>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64"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73"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82"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91"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00"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09"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number text:level="4" text:style-name="ListLabel_20_283" style:num-suffix="." style:num-format="1">
        <style:list-level-properties text:list-level-position-and-space-mode="label-alignment">
          <style:list-level-label-alignment text:label-followed-by="listtab" fo:text-indent="-0.25in" fo:margin-left="1.6665in"/>
        </style:list-level-properties>
      </text:list-level-style-number>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number text:level="4" text:style-name="ListLabel_20_328" style:num-suffix="." style:num-format="1">
        <style:list-level-properties text:list-level-position-and-space-mode="label-alignment">
          <style:list-level-label-alignment text:label-followed-by="listtab" fo:text-indent="-0.25in" fo:margin-left="1.6665in"/>
        </style:list-level-properties>
      </text:list-level-style-number>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number text:level="4" text:style-name="ListLabel_20_337" style:num-suffix="." style:num-format="1">
        <style:list-level-properties text:list-level-position-and-space-mode="label-alignment">
          <style:list-level-label-alignment text:label-followed-by="listtab" fo:text-indent="-0.25in" fo:margin-left="1.6665in"/>
        </style:list-level-properties>
      </text:list-level-style-number>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68" meta:word-count="2712" meta:character-count="20896" meta:non-whitespace-character-count="17720"/>
    <meta:generator>LibreOfficeDev/6.0.5.2$Linux_X86_64 LibreOffice_project/</meta:generator>
  </office:meta>
</office:document-meta>
</file>